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15.1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77bc65"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77bc65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default-cell-style-name="ce11"/>
        <table:table-column table:style-name="co4" table:number-columns-repeated="1020" table:default-cell-style-name="ce1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Timelister alph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vikling av API-wrapper (11.sep – 14.sep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arbeid planlegging, sette opp git repo, arb.fordeling osv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kusjon/samarbeid/etc (gruppemøter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av recyclerview og adapte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bar design/funksjonalitet m/fragments+toolba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ating action button meny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arbeid for å få recyclerviewadapter og fragments inn I navbar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vikling av AddActivity – integrering av API-wrapper (hente ut info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å AddActivity til å snakke med recyclerview o.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sh av recyclerview (riktig implementasjon) mtp AddActiv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6:.B19])" office:value-type="float" office:value="17.5" calcext:value-type="float">
            <text:p>17.5</text:p>
          </table:table-cell>
          <table:table-cell table:formula="of:=SUM([.C6:.C12])" office:value-type="float" office:value="15.5" calcext:value-type="float">
            <text:p>15.5</text:p>
          </table:table-cell>
          <table:table-cell table:formula="of:=SUM([.D6:.D19])" office:value-type="float" office:value="21" calcext:value-type="float">
            <text:p>21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Timelister be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tte ut lister med én uniform liste m.m (se git commits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ge til funksjonalitet som laster inn info fra lister I AddActivity (m.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, fragment og layout som gjør det mulig å velge item etter sø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I AddActivity og NG-api for å implementere søkefunskjo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og testing av Firebas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ering av FirebaseAuth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, farge og annet diver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ementering av barcodescann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å barcode til å fungere med AddActivity m.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orteringsfunksj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ing av firebase real 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ppingli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31:.B43])" office:value-type="float" office:value="13" calcext:value-type="float">
            <text:p>13</text:p>
          </table:table-cell>
          <table:table-cell table:formula="of:=SUM([.C31:.C43])" office:value-type="float" office:value="10" calcext:value-type="float">
            <text:p>10</text:p>
          </table:table-cell>
          <table:table-cell table:formula="of:=SUM([.D31:.D43])" office:value-type="float" office:value="11" calcext:value-type="float">
            <text:p>1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5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 table:number-columns-spanned="3" table:number-rows-spanned="1">
            <text:p>Timelister final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dringer for å bruke samme fragment for både shoppinglist og kjølesk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til tema (styles, strings, osv) og sortering begge veier for lis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 for å få fungerende scanner på API 21</text:p>
          </table:table-cell>
          <table:table-cell table:number-columns-repeated="2"/>
          <table:table-cell office:value-type="string" calcext:value-type="string">
            <text:p>40 min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b" fo:country="NO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13:51:00.323490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10$Build-3</meta:generator>
    <meta:creation-date>2018-10-19T15:59:58Z</meta:creation-date>
    <dc:date>2018-11-11T13:50:28.751208835</dc:date>
    <meta:editing-cycles>8</meta:editing-cycles>
    <meta:editing-duration>PT12M47S</meta:editing-duration>
    <meta:document-statistic meta:table-count="1" meta:cell-count="78" meta:object-count="0"/>
  </office:meta>
</office:document-meta>
</file>